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4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4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5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2"/>
        <table:table-column table:style-name="co11" table:default-cell-style-name="ce2"/>
        <table:table-column table:style-name="co5" table:number-columns-repeated="1017" table:default-cell-style-name="ce2"/>
        <table:table-row table:style-name="ro1">
          <table:table-cell table:style-name="ce18" office:value-type="string" calcext:value-type="string">
            <text:p>NoProt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5"/>
          <table:table-cell table:style-name="ce47" office:value-type="string" calcext:value-type="string">
            <text:p>% d’être dans les cibles possible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$B$1]))/100" office:value-type="float" office:value="181" calcext:value-type="float">
            <text:p>181</text:p>
          </table:table-cell>
          <table:table-cell table:formula="of:=(([.$A4]*[.C$2])+((100-[.$A4])*[.$B$1]))/100" office:value-type="float" office:value="183" calcext:value-type="float">
            <text:p>183</text:p>
          </table:table-cell>
          <table:table-cell table:formula="of:=(([.$A4]*[.D$2])+((100-[.$A4])*[.$B$1]))/100" office:value-type="float" office:value="185" calcext:value-type="float">
            <text:p>185</text:p>
          </table:table-cell>
          <table:table-cell table:formula="of:=(([.$A4]*[.E$2])+((100-[.$A4])*[.$B$1]))/100" office:value-type="float" office:value="190" calcext:value-type="float">
            <text:p>19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4]*[.H$2])+((100-[.$A4])*[.$B$1]))/100)-50" office:value-type="float" office:value="131" calcext:value-type="float">
            <text:p>131</text:p>
          </table:table-cell>
          <table:table-cell table:style-name="ce48" table:formula="of:=((([.$A4]*[.I$2])+((100-[.$A4])*[.$B$1]))/100)-50" office:value-type="float" office:value="133" calcext:value-type="float">
            <text:p>133</text:p>
          </table:table-cell>
          <table:table-cell table:style-name="ce48" table:formula="of:=((([.$A4]*[.J$2])+((100-[.$A4])*[.$B$1]))/100)-50" office:value-type="float" office:value="135" calcext:value-type="float">
            <text:p>135</text:p>
          </table:table-cell>
          <table:table-cell table:style-name="ce48" table:formula="of:=((([.$A4]*[.K$2])+((100-[.$A4])*[.$B$1]))/100)-50" office:value-type="float" office:value="140" calcext:value-type="float">
            <text:p>14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$B$1]))/100" office:value-type="float" office:value="162" calcext:value-type="float">
            <text:p>162</text:p>
          </table:table-cell>
          <table:table-cell table:formula="of:=(([.$A5]*[.C$2])+((100-[.$A5])*[.$B$1]))/100" office:value-type="float" office:value="166" calcext:value-type="float">
            <text:p>166</text:p>
          </table:table-cell>
          <table:table-cell table:formula="of:=(([.$A5]*[.D$2])+((100-[.$A5])*[.$B$1]))/100" office:value-type="float" office:value="170" calcext:value-type="float">
            <text:p>170</text:p>
          </table:table-cell>
          <table:table-cell table:formula="of:=(([.$A5]*[.E$2])+((100-[.$A5])*[.$B$1]))/100" office:value-type="float" office:value="180" calcext:value-type="float">
            <text:p>18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5]*[.H$2])+((100-[.$A5])*[.$B$1]))/100)-50" office:value-type="float" office:value="112" calcext:value-type="float">
            <text:p>112</text:p>
          </table:table-cell>
          <table:table-cell table:style-name="ce48" table:formula="of:=((([.$A5]*[.I$2])+((100-[.$A5])*[.$B$1]))/100)-50" office:value-type="float" office:value="116" calcext:value-type="float">
            <text:p>116</text:p>
          </table:table-cell>
          <table:table-cell table:style-name="ce48" table:formula="of:=((([.$A5]*[.J$2])+((100-[.$A5])*[.$B$1]))/100)-50" office:value-type="float" office:value="120" calcext:value-type="float">
            <text:p>120</text:p>
          </table:table-cell>
          <table:table-cell table:style-name="ce48" table:formula="of:=((([.$A5]*[.K$2])+((100-[.$A5])*[.$B$1]))/100)-50" office:value-type="float" office:value="130" calcext:value-type="float">
            <text:p>13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$B$1]))/100" office:value-type="float" office:value="143" calcext:value-type="float">
            <text:p>143</text:p>
          </table:table-cell>
          <table:table-cell table:formula="of:=(([.$A6]*[.C$2])+((100-[.$A6])*[.$B$1]))/100" office:value-type="float" office:value="149" calcext:value-type="float">
            <text:p>149</text:p>
          </table:table-cell>
          <table:table-cell table:formula="of:=(([.$A6]*[.D$2])+((100-[.$A6])*[.$B$1]))/100" office:value-type="float" office:value="155" calcext:value-type="float">
            <text:p>155</text:p>
          </table:table-cell>
          <table:table-cell table:formula="of:=(([.$A6]*[.E$2])+((100-[.$A6])*[.$B$1]))/100" office:value-type="float" office:value="170" calcext:value-type="float">
            <text:p>17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6]*[.H$2])+((100-[.$A6])*[.$B$1]))/100)-50" office:value-type="float" office:value="93" calcext:value-type="float">
            <text:p>93</text:p>
          </table:table-cell>
          <table:table-cell table:style-name="ce48" table:formula="of:=((([.$A6]*[.I$2])+((100-[.$A6])*[.$B$1]))/100)-50" office:value-type="float" office:value="99" calcext:value-type="float">
            <text:p>99</text:p>
          </table:table-cell>
          <table:table-cell table:style-name="ce48" table:formula="of:=((([.$A6]*[.J$2])+((100-[.$A6])*[.$B$1]))/100)-50" office:value-type="float" office:value="105" calcext:value-type="float">
            <text:p>105</text:p>
          </table:table-cell>
          <table:table-cell table:style-name="ce48" table:formula="of:=((([.$A6]*[.K$2])+((100-[.$A6])*[.$B$1]))/100)-50" office:value-type="float" office:value="120" calcext:value-type="float">
            <text:p>12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$B$1]))/100" office:value-type="float" office:value="124" calcext:value-type="float">
            <text:p>124</text:p>
          </table:table-cell>
          <table:table-cell table:formula="of:=(([.$A7]*[.C$2])+((100-[.$A7])*[.$B$1]))/100" office:value-type="float" office:value="132" calcext:value-type="float">
            <text:p>132</text:p>
          </table:table-cell>
          <table:table-cell table:formula="of:=(([.$A7]*[.D$2])+((100-[.$A7])*[.$B$1]))/100" office:value-type="float" office:value="140" calcext:value-type="float">
            <text:p>140</text:p>
          </table:table-cell>
          <table:table-cell table:formula="of:=(([.$A7]*[.E$2])+((100-[.$A7])*[.$B$1]))/100" office:value-type="float" office:value="160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7]*[.H$2])+((100-[.$A7])*[.$B$1]))/100)-50" office:value-type="float" office:value="74" calcext:value-type="float">
            <text:p>74</text:p>
          </table:table-cell>
          <table:table-cell table:style-name="ce48" table:formula="of:=((([.$A7]*[.I$2])+((100-[.$A7])*[.$B$1]))/100)-50" office:value-type="float" office:value="82" calcext:value-type="float">
            <text:p>82</text:p>
          </table:table-cell>
          <table:table-cell table:style-name="ce48" table:formula="of:=((([.$A7]*[.J$2])+((100-[.$A7])*[.$B$1]))/100)-50" office:value-type="float" office:value="90" calcext:value-type="float">
            <text:p>90</text:p>
          </table:table-cell>
          <table:table-cell table:style-name="ce48" table:formula="of:=((([.$A7]*[.K$2])+((100-[.$A7])*[.$B$1]))/100)-50" office:value-type="float" office:value="110" calcext:value-type="float">
            <text:p>11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$B$1]))/100" office:value-type="float" office:value="105" calcext:value-type="float">
            <text:p>105</text:p>
          </table:table-cell>
          <table:table-cell table:formula="of:=(([.$A8]*[.C$2])+((100-[.$A8])*[.$B$1]))/100" office:value-type="float" office:value="115" calcext:value-type="float">
            <text:p>115</text:p>
          </table:table-cell>
          <table:table-cell table:formula="of:=(([.$A8]*[.D$2])+((100-[.$A8])*[.$B$1]))/100" office:value-type="float" office:value="125" calcext:value-type="float">
            <text:p>125</text:p>
          </table:table-cell>
          <table:table-cell table:formula="of:=(([.$A8]*[.E$2])+((100-[.$A8])*[.$B$1]))/100" office:value-type="float" office:value="150" calcext:value-type="float">
            <text:p>15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8]*[.H$2])+((100-[.$A8])*[.$B$1]))/100)-50" office:value-type="float" office:value="55" calcext:value-type="float">
            <text:p>55</text:p>
          </table:table-cell>
          <table:table-cell table:style-name="ce48" table:formula="of:=((([.$A8]*[.I$2])+((100-[.$A8])*[.$B$1]))/100)-50" office:value-type="float" office:value="65" calcext:value-type="float">
            <text:p>65</text:p>
          </table:table-cell>
          <table:table-cell table:style-name="ce48" table:formula="of:=((([.$A8]*[.J$2])+((100-[.$A8])*[.$B$1]))/100)-50" office:value-type="float" office:value="75" calcext:value-type="float">
            <text:p>75</text:p>
          </table:table-cell>
          <table:table-cell table:style-name="ce48" table:formula="of:=((([.$A8]*[.K$2])+((100-[.$A8])*[.$B$1]))/100)-50" office:value-type="float" office:value="100" calcext:value-type="float">
            <text:p>10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$B$1]))/100" office:value-type="float" office:value="86" calcext:value-type="float">
            <text:p>86</text:p>
          </table:table-cell>
          <table:table-cell table:formula="of:=(([.$A9]*[.C$2])+((100-[.$A9])*[.$B$1]))/100" office:value-type="float" office:value="98" calcext:value-type="float">
            <text:p>98</text:p>
          </table:table-cell>
          <table:table-cell table:formula="of:=(([.$A9]*[.D$2])+((100-[.$A9])*[.$B$1]))/100" office:value-type="float" office:value="110" calcext:value-type="float">
            <text:p>110</text:p>
          </table:table-cell>
          <table:table-cell table:formula="of:=(([.$A9]*[.E$2])+((100-[.$A9])*[.$B$1]))/100" office:value-type="float" office:value="140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9]*[.H$2])+((100-[.$A9])*[.$B$1]))/100)-50" office:value-type="float" office:value="36" calcext:value-type="float">
            <text:p>36</text:p>
          </table:table-cell>
          <table:table-cell table:style-name="ce48" table:formula="of:=((([.$A9]*[.I$2])+((100-[.$A9])*[.$B$1]))/100)-50" office:value-type="float" office:value="48" calcext:value-type="float">
            <text:p>48</text:p>
          </table:table-cell>
          <table:table-cell table:style-name="ce48" table:formula="of:=((([.$A9]*[.J$2])+((100-[.$A9])*[.$B$1]))/100)-50" office:value-type="float" office:value="60" calcext:value-type="float">
            <text:p>60</text:p>
          </table:table-cell>
          <table:table-cell table:style-name="ce48" table:formula="of:=((([.$A9]*[.K$2])+((100-[.$A9])*[.$B$1]))/100)-50" office:value-type="float" office:value="90" calcext:value-type="float">
            <text:p>9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$B$1]))/100" office:value-type="float" office:value="67" calcext:value-type="float">
            <text:p>67</text:p>
          </table:table-cell>
          <table:table-cell table:formula="of:=(([.$A10]*[.C$2])+((100-[.$A10])*[.$B$1]))/100" office:value-type="float" office:value="81" calcext:value-type="float">
            <text:p>81</text:p>
          </table:table-cell>
          <table:table-cell table:formula="of:=(([.$A10]*[.D$2])+((100-[.$A10])*[.$B$1]))/100" office:value-type="float" office:value="95" calcext:value-type="float">
            <text:p>95</text:p>
          </table:table-cell>
          <table:table-cell table:formula="of:=(([.$A10]*[.E$2])+((100-[.$A10])*[.$B$1]))/100" office:value-type="float" office:value="130" calcext:value-type="float">
            <text:p>13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10]*[.H$2])+((100-[.$A10])*[.$B$1]))/100)-50" office:value-type="float" office:value="17" calcext:value-type="float">
            <text:p>17</text:p>
          </table:table-cell>
          <table:table-cell table:style-name="ce48" table:formula="of:=((([.$A10]*[.I$2])+((100-[.$A10])*[.$B$1]))/100)-50" office:value-type="float" office:value="31" calcext:value-type="float">
            <text:p>31</text:p>
          </table:table-cell>
          <table:table-cell table:style-name="ce48" table:formula="of:=((([.$A10]*[.J$2])+((100-[.$A10])*[.$B$1]))/100)-50" office:value-type="float" office:value="45" calcext:value-type="float">
            <text:p>45</text:p>
          </table:table-cell>
          <table:table-cell table:style-name="ce48" table:formula="of:=((([.$A10]*[.K$2])+((100-[.$A10])*[.$B$1]))/100)-50" office:value-type="float" office:value="80" calcext:value-type="float">
            <text:p>8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$B$1]))/100" office:value-type="float" office:value="48" calcext:value-type="float">
            <text:p>48</text:p>
          </table:table-cell>
          <table:table-cell table:formula="of:=(([.$A11]*[.C$2])+((100-[.$A11])*[.$B$1]))/100" office:value-type="float" office:value="64" calcext:value-type="float">
            <text:p>64</text:p>
          </table:table-cell>
          <table:table-cell table:formula="of:=(([.$A11]*[.D$2])+((100-[.$A11])*[.$B$1]))/100" office:value-type="float" office:value="80" calcext:value-type="float">
            <text:p>80</text:p>
          </table:table-cell>
          <table:table-cell table:formula="of:=(([.$A11]*[.E$2])+((100-[.$A11])*[.$B$1]))/100" office:value-type="float" office:value="120" calcext:value-type="float">
            <text:p>12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11]*[.H$2])+((100-[.$A11])*[.$B$1]))/100)-50" office:value-type="float" office:value="-2" calcext:value-type="float">
            <text:p>-2</text:p>
          </table:table-cell>
          <table:table-cell table:style-name="ce48" table:formula="of:=((([.$A11]*[.I$2])+((100-[.$A11])*[.$B$1]))/100)-50" office:value-type="float" office:value="14" calcext:value-type="float">
            <text:p>14</text:p>
          </table:table-cell>
          <table:table-cell table:style-name="ce48" table:formula="of:=((([.$A11]*[.J$2])+((100-[.$A11])*[.$B$1]))/100)-50" office:value-type="float" office:value="30" calcext:value-type="float">
            <text:p>30</text:p>
          </table:table-cell>
          <table:table-cell table:style-name="ce48" table:formula="of:=((([.$A11]*[.K$2])+((100-[.$A11])*[.$B$1]))/100)-50" office:value-type="float" office:value="70" calcext:value-type="float">
            <text:p>7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$B$1]))/100" office:value-type="float" office:value="29" calcext:value-type="float">
            <text:p>29</text:p>
          </table:table-cell>
          <table:table-cell table:formula="of:=(([.$A12]*[.C$2])+((100-[.$A12])*[.$B$1]))/100" office:value-type="float" office:value="47" calcext:value-type="float">
            <text:p>47</text:p>
          </table:table-cell>
          <table:table-cell table:formula="of:=(([.$A12]*[.D$2])+((100-[.$A12])*[.$B$1]))/100" office:value-type="float" office:value="65" calcext:value-type="float">
            <text:p>65</text:p>
          </table:table-cell>
          <table:table-cell table:formula="of:=(([.$A12]*[.E$2])+((100-[.$A12])*[.$B$1]))/100" office:value-type="float" office:value="110" calcext:value-type="float">
            <text:p>11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48" table:formula="of:=((([.$A12]*[.H$2])+((100-[.$A12])*[.$B$1]))/100)-50" office:value-type="float" office:value="-21" calcext:value-type="float">
            <text:p>-21</text:p>
          </table:table-cell>
          <table:table-cell table:style-name="ce48" table:formula="of:=((([.$A12]*[.I$2])+((100-[.$A12])*[.$B$1]))/100)-50" office:value-type="float" office:value="-3" calcext:value-type="float">
            <text:p>-3</text:p>
          </table:table-cell>
          <table:table-cell table:style-name="ce48" table:formula="of:=((([.$A12]*[.J$2])+((100-[.$A12])*[.$B$1]))/100)-50" office:value-type="float" office:value="15" calcext:value-type="float">
            <text:p>15</text:p>
          </table:table-cell>
          <table:table-cell table:style-name="ce48" table:formula="of:=((([.$A12]*[.K$2])+((100-[.$A12])*[.$B$1]))/100)-50" office:value-type="float" office:value="60" calcext:value-type="float">
            <text:p>60</text:p>
          </table:table-cell>
          <table:table-cell table:style-name="ce48" table:formula="of:=[.L$2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style-name="ce40" office:value-type="float" office:value="100" calcext:value-type="float">
            <text:p>100</text:p>
          </table:table-cell>
          <table:table-cell table:style-name="ce40" table:formula="of:=(([.$A13]*[.B$2])+((100-[.$A13])*[.$B$1]))/100" office:value-type="float" office:value="10" calcext:value-type="float">
            <text:p>10</text:p>
          </table:table-cell>
          <table:table-cell table:style-name="ce40" table:formula="of:=(([.$A13]*[.C$2])+((100-[.$A13])*[.$B$1]))/100" office:value-type="float" office:value="30" calcext:value-type="float">
            <text:p>30</text:p>
          </table:table-cell>
          <table:table-cell table:style-name="ce40" table:formula="of:=(([.$A13]*[.D$2])+((100-[.$A13])*[.$B$1]))/100" office:value-type="float" office:value="50" calcext:value-type="float">
            <text:p>50</text:p>
          </table:table-cell>
          <table:table-cell table:style-name="ce40" table:formula="of:=(([.$A13]*[.E$2])+((100-[.$A13])*[.$B$1]))/100" office:value-type="float" office:value="100" calcext:value-type="float">
            <text:p>100</text:p>
          </table:table-cell>
          <table:table-cell table:style-name="ce40" table:formula="of:=[.F$2]" office:value-type="float" office:value="150" calcext:value-type="float">
            <text:p>150</text:p>
          </table:table-cell>
          <table:table-cell table:style-name="ce40"/>
          <table:table-cell table:style-name="ce49" table:formula="of:=((([.$A13]*[.H$2])+((100-[.$A13])*[.$B$1]))/100)-50" office:value-type="float" office:value="-40" calcext:value-type="float">
            <text:p>-40</text:p>
          </table:table-cell>
          <table:table-cell table:style-name="ce49" table:formula="of:=((([.$A13]*[.I$2])+((100-[.$A13])*[.$B$1]))/100)-50" office:value-type="float" office:value="-20" calcext:value-type="float">
            <text:p>-20</text:p>
          </table:table-cell>
          <table:table-cell table:style-name="ce49" table:formula="of:=((([.$A13]*[.J$2])+((100-[.$A13])*[.$B$1]))/100)-50" office:value-type="float" office:value="0" calcext:value-type="float">
            <text:p>0</text:p>
          </table:table-cell>
          <table:table-cell table:style-name="ce49" table:formula="of:=((([.$A13]*[.K$2])+((100-[.$A13])*[.$B$1]))/100)-50" office:value-type="float" office:value="50" calcext:value-type="float">
            <text:p>50</text:p>
          </table:table-cell>
          <table:table-cell table:style-name="ce49" table:formula="of:=[.L$2]" office:value-type="float" office:value="150" calcext:value-type="float">
            <text:p>150</text:p>
          </table:table-cell>
          <table:table-cell table:style-name="ce40" table:number-columns-repeated="1012"/>
        </table:table-row>
        <table:table-row table:style-name="ro1">
          <table:table-cell table:style-name="ce41" table:number-columns-repeated="7"/>
          <table:table-cell table:number-columns-repeated="4"/>
          <table:table-cell table:style-name="ce41" table:number-columns-repeated="1013"/>
        </table:table-row>
        <table:table-row table:style-name="ro1">
          <table:table-cell table:style-name="ce42" table:number-columns-repeated="1024"/>
        </table:table-row>
        <table:table-row table:style-name="ro1">
          <table:table-cell table:style-name="ce43" office:value-type="string" calcext:value-type="string">
            <text:p>prioP2</text:p>
          </table:table-cell>
          <table:table-cell table:style-name="ce42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42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42"/>
          <table:table-cell table:number-columns-repeated="5"/>
          <table:table-cell table:style-name="ce42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$B$1]))/100" office:value-type="float" office:value="184" calcext:value-type="float">
            <text:p>184</text:p>
          </table:table-cell>
          <table:table-cell table:formula="of:=(([.$A19]*[.C$17])+((100-[.$A19])*[.$B$1]))/100" office:value-type="float" office:value="187" calcext:value-type="float">
            <text:p>187</text:p>
          </table:table-cell>
          <table:table-cell table:formula="of:=(([.$A19]*[.D$17])+((100-[.$A19])*[.$B$1]))/100" office:value-type="float" office:value="190" calcext:value-type="float">
            <text:p>190</text:p>
          </table:table-cell>
          <table:table-cell table:formula="of:=(([.$A19]*[.E$17])+((100-[.$A19])*[.$B$1]))/100" office:value-type="float" office:value="192" calcext:value-type="float">
            <text:p>19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19]*[.H$17])+((100-[.$A19])*[.$B$1]))/100)-50" office:value-type="float" office:value="134" calcext:value-type="float">
            <text:p>134</text:p>
          </table:table-cell>
          <table:table-cell table:style-name="ce50" table:formula="of:=((([.$A19]*[.I$17])+((100-[.$A19])*[.$B$1]))/100)-50" office:value-type="float" office:value="137" calcext:value-type="float">
            <text:p>137</text:p>
          </table:table-cell>
          <table:table-cell table:style-name="ce50" table:formula="of:=((([.$A19]*[.J$17])+((100-[.$A19])*[.$B$1]))/100)-50" office:value-type="float" office:value="140" calcext:value-type="float">
            <text:p>140</text:p>
          </table:table-cell>
          <table:table-cell table:style-name="ce50" table:formula="of:=((([.$A19]*[.K$17])+((100-[.$A19])*[.$B$1]))/100)-50" office:value-type="float" office:value="142" calcext:value-type="float">
            <text:p>142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$B$1]))/100" office:value-type="float" office:value="168" calcext:value-type="float">
            <text:p>168</text:p>
          </table:table-cell>
          <table:table-cell table:formula="of:=(([.$A20]*[.C$17])+((100-[.$A20])*[.$B$1]))/100" office:value-type="float" office:value="174" calcext:value-type="float">
            <text:p>174</text:p>
          </table:table-cell>
          <table:table-cell table:formula="of:=(([.$A20]*[.D$17])+((100-[.$A20])*[.$B$1]))/100" office:value-type="float" office:value="180" calcext:value-type="float">
            <text:p>180</text:p>
          </table:table-cell>
          <table:table-cell table:formula="of:=(([.$A20]*[.E$17])+((100-[.$A20])*[.$B$1]))/100" office:value-type="float" office:value="184" calcext:value-type="float">
            <text:p>184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0]*[.H$17])+((100-[.$A20])*[.$B$1]))/100)-50" office:value-type="float" office:value="118" calcext:value-type="float">
            <text:p>118</text:p>
          </table:table-cell>
          <table:table-cell table:style-name="ce50" table:formula="of:=((([.$A20]*[.I$17])+((100-[.$A20])*[.$B$1]))/100)-50" office:value-type="float" office:value="124" calcext:value-type="float">
            <text:p>124</text:p>
          </table:table-cell>
          <table:table-cell table:style-name="ce50" table:formula="of:=((([.$A20]*[.J$17])+((100-[.$A20])*[.$B$1]))/100)-50" office:value-type="float" office:value="130" calcext:value-type="float">
            <text:p>130</text:p>
          </table:table-cell>
          <table:table-cell table:style-name="ce50" table:formula="of:=((([.$A20]*[.K$17])+((100-[.$A20])*[.$B$1]))/100)-50" office:value-type="float" office:value="134" calcext:value-type="float">
            <text:p>134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$B$1]))/100" office:value-type="float" office:value="152" calcext:value-type="float">
            <text:p>152</text:p>
          </table:table-cell>
          <table:table-cell table:formula="of:=(([.$A21]*[.C$17])+((100-[.$A21])*[.$B$1]))/100" office:value-type="float" office:value="161" calcext:value-type="float">
            <text:p>161</text:p>
          </table:table-cell>
          <table:table-cell table:formula="of:=(([.$A21]*[.D$17])+((100-[.$A21])*[.$B$1]))/100" office:value-type="float" office:value="170" calcext:value-type="float">
            <text:p>170</text:p>
          </table:table-cell>
          <table:table-cell table:formula="of:=(([.$A21]*[.E$17])+((100-[.$A21])*[.$B$1]))/100" office:value-type="float" office:value="176" calcext:value-type="float">
            <text:p>17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1]*[.H$17])+((100-[.$A21])*[.$B$1]))/100)-50" office:value-type="float" office:value="102" calcext:value-type="float">
            <text:p>102</text:p>
          </table:table-cell>
          <table:table-cell table:style-name="ce50" table:formula="of:=((([.$A21]*[.I$17])+((100-[.$A21])*[.$B$1]))/100)-50" office:value-type="float" office:value="111" calcext:value-type="float">
            <text:p>111</text:p>
          </table:table-cell>
          <table:table-cell table:style-name="ce50" table:formula="of:=((([.$A21]*[.J$17])+((100-[.$A21])*[.$B$1]))/100)-50" office:value-type="float" office:value="120" calcext:value-type="float">
            <text:p>120</text:p>
          </table:table-cell>
          <table:table-cell table:style-name="ce50" table:formula="of:=((([.$A21]*[.K$17])+((100-[.$A21])*[.$B$1]))/100)-50" office:value-type="float" office:value="126" calcext:value-type="float">
            <text:p>126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$B$1]))/100" office:value-type="float" office:value="136" calcext:value-type="float">
            <text:p>136</text:p>
          </table:table-cell>
          <table:table-cell table:formula="of:=(([.$A22]*[.C$17])+((100-[.$A22])*[.$B$1]))/100" office:value-type="float" office:value="148" calcext:value-type="float">
            <text:p>148</text:p>
          </table:table-cell>
          <table:table-cell table:formula="of:=(([.$A22]*[.D$17])+((100-[.$A22])*[.$B$1]))/100" office:value-type="float" office:value="160" calcext:value-type="float">
            <text:p>160</text:p>
          </table:table-cell>
          <table:table-cell table:formula="of:=(([.$A22]*[.E$17])+((100-[.$A22])*[.$B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2]*[.H$17])+((100-[.$A22])*[.$B$1]))/100)-50" office:value-type="float" office:value="86" calcext:value-type="float">
            <text:p>86</text:p>
          </table:table-cell>
          <table:table-cell table:style-name="ce50" table:formula="of:=((([.$A22]*[.I$17])+((100-[.$A22])*[.$B$1]))/100)-50" office:value-type="float" office:value="98" calcext:value-type="float">
            <text:p>98</text:p>
          </table:table-cell>
          <table:table-cell table:style-name="ce50" table:formula="of:=((([.$A22]*[.J$17])+((100-[.$A22])*[.$B$1]))/100)-50" office:value-type="float" office:value="110" calcext:value-type="float">
            <text:p>110</text:p>
          </table:table-cell>
          <table:table-cell table:style-name="ce50" table:formula="of:=((([.$A22]*[.K$17])+((100-[.$A22])*[.$B$1]))/100)-50" office:value-type="float" office:value="118" calcext:value-type="float">
            <text:p>118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$B$1]))/100" office:value-type="float" office:value="120" calcext:value-type="float">
            <text:p>120</text:p>
          </table:table-cell>
          <table:table-cell table:formula="of:=(([.$A23]*[.C$17])+((100-[.$A23])*[.$B$1]))/100" office:value-type="float" office:value="135" calcext:value-type="float">
            <text:p>135</text:p>
          </table:table-cell>
          <table:table-cell table:formula="of:=(([.$A23]*[.D$17])+((100-[.$A23])*[.$B$1]))/100" office:value-type="float" office:value="150" calcext:value-type="float">
            <text:p>150</text:p>
          </table:table-cell>
          <table:table-cell table:formula="of:=(([.$A23]*[.E$17])+((100-[.$A23])*[.$B$1]))/100" office:value-type="float" office:value="160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3]*[.H$17])+((100-[.$A23])*[.$B$1]))/100)-50" office:value-type="float" office:value="70" calcext:value-type="float">
            <text:p>70</text:p>
          </table:table-cell>
          <table:table-cell table:style-name="ce50" table:formula="of:=((([.$A23]*[.I$17])+((100-[.$A23])*[.$B$1]))/100)-50" office:value-type="float" office:value="85" calcext:value-type="float">
            <text:p>85</text:p>
          </table:table-cell>
          <table:table-cell table:style-name="ce50" table:formula="of:=((([.$A23]*[.J$17])+((100-[.$A23])*[.$B$1]))/100)-50" office:value-type="float" office:value="100" calcext:value-type="float">
            <text:p>100</text:p>
          </table:table-cell>
          <table:table-cell table:style-name="ce50" table:formula="of:=((([.$A23]*[.K$17])+((100-[.$A23])*[.$B$1]))/100)-50" office:value-type="float" office:value="110" calcext:value-type="float">
            <text:p>110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$B$1]))/100" office:value-type="float" office:value="104" calcext:value-type="float">
            <text:p>104</text:p>
          </table:table-cell>
          <table:table-cell table:formula="of:=(([.$A24]*[.C$17])+((100-[.$A24])*[.$B$1]))/100" office:value-type="float" office:value="122" calcext:value-type="float">
            <text:p>122</text:p>
          </table:table-cell>
          <table:table-cell table:formula="of:=(([.$A24]*[.D$17])+((100-[.$A24])*[.$B$1]))/100" office:value-type="float" office:value="140" calcext:value-type="float">
            <text:p>140</text:p>
          </table:table-cell>
          <table:table-cell table:formula="of:=(([.$A24]*[.E$17])+((100-[.$A24])*[.$B$1]))/100" office:value-type="float" office:value="152" calcext:value-type="float">
            <text:p>15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4]*[.H$17])+((100-[.$A24])*[.$B$1]))/100)-50" office:value-type="float" office:value="54" calcext:value-type="float">
            <text:p>54</text:p>
          </table:table-cell>
          <table:table-cell table:style-name="ce50" table:formula="of:=((([.$A24]*[.I$17])+((100-[.$A24])*[.$B$1]))/100)-50" office:value-type="float" office:value="72" calcext:value-type="float">
            <text:p>72</text:p>
          </table:table-cell>
          <table:table-cell table:style-name="ce50" table:formula="of:=((([.$A24]*[.J$17])+((100-[.$A24])*[.$B$1]))/100)-50" office:value-type="float" office:value="90" calcext:value-type="float">
            <text:p>90</text:p>
          </table:table-cell>
          <table:table-cell table:style-name="ce50" table:formula="of:=((([.$A24]*[.K$17])+((100-[.$A24])*[.$B$1]))/100)-50" office:value-type="float" office:value="102" calcext:value-type="float">
            <text:p>102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$B$1]))/100" office:value-type="float" office:value="88" calcext:value-type="float">
            <text:p>88</text:p>
          </table:table-cell>
          <table:table-cell table:formula="of:=(([.$A25]*[.C$17])+((100-[.$A25])*[.$B$1]))/100" office:value-type="float" office:value="109" calcext:value-type="float">
            <text:p>109</text:p>
          </table:table-cell>
          <table:table-cell table:formula="of:=(([.$A25]*[.D$17])+((100-[.$A25])*[.$B$1]))/100" office:value-type="float" office:value="130" calcext:value-type="float">
            <text:p>130</text:p>
          </table:table-cell>
          <table:table-cell table:formula="of:=(([.$A25]*[.E$17])+((100-[.$A25])*[.$B$1]))/100" office:value-type="float" office:value="144" calcext:value-type="float">
            <text:p>144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5]*[.H$17])+((100-[.$A25])*[.$B$1]))/100)-50" office:value-type="float" office:value="38" calcext:value-type="float">
            <text:p>38</text:p>
          </table:table-cell>
          <table:table-cell table:style-name="ce50" table:formula="of:=((([.$A25]*[.I$17])+((100-[.$A25])*[.$B$1]))/100)-50" office:value-type="float" office:value="59" calcext:value-type="float">
            <text:p>59</text:p>
          </table:table-cell>
          <table:table-cell table:style-name="ce50" table:formula="of:=((([.$A25]*[.J$17])+((100-[.$A25])*[.$B$1]))/100)-50" office:value-type="float" office:value="80" calcext:value-type="float">
            <text:p>80</text:p>
          </table:table-cell>
          <table:table-cell table:style-name="ce50" table:formula="of:=((([.$A25]*[.K$17])+((100-[.$A25])*[.$B$1]))/100)-50" office:value-type="float" office:value="94" calcext:value-type="float">
            <text:p>94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$B$1]))/100" office:value-type="float" office:value="72" calcext:value-type="float">
            <text:p>72</text:p>
          </table:table-cell>
          <table:table-cell table:formula="of:=(([.$A26]*[.C$17])+((100-[.$A26])*[.$B$1]))/100" office:value-type="float" office:value="96" calcext:value-type="float">
            <text:p>96</text:p>
          </table:table-cell>
          <table:table-cell table:formula="of:=(([.$A26]*[.D$17])+((100-[.$A26])*[.$B$1]))/100" office:value-type="float" office:value="120" calcext:value-type="float">
            <text:p>120</text:p>
          </table:table-cell>
          <table:table-cell table:formula="of:=(([.$A26]*[.E$17])+((100-[.$A26])*[.$B$1]))/100" office:value-type="float" office:value="136" calcext:value-type="float">
            <text:p>13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6]*[.H$17])+((100-[.$A26])*[.$B$1]))/100)-50" office:value-type="float" office:value="22" calcext:value-type="float">
            <text:p>22</text:p>
          </table:table-cell>
          <table:table-cell table:style-name="ce50" table:formula="of:=((([.$A26]*[.I$17])+((100-[.$A26])*[.$B$1]))/100)-50" office:value-type="float" office:value="46" calcext:value-type="float">
            <text:p>46</text:p>
          </table:table-cell>
          <table:table-cell table:style-name="ce50" table:formula="of:=((([.$A26]*[.J$17])+((100-[.$A26])*[.$B$1]))/100)-50" office:value-type="float" office:value="70" calcext:value-type="float">
            <text:p>70</text:p>
          </table:table-cell>
          <table:table-cell table:style-name="ce50" table:formula="of:=((([.$A26]*[.K$17])+((100-[.$A26])*[.$B$1]))/100)-50" office:value-type="float" office:value="86" calcext:value-type="float">
            <text:p>86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$B$1]))/100" office:value-type="float" office:value="56" calcext:value-type="float">
            <text:p>56</text:p>
          </table:table-cell>
          <table:table-cell table:formula="of:=(([.$A27]*[.C$17])+((100-[.$A27])*[.$B$1]))/100" office:value-type="float" office:value="83" calcext:value-type="float">
            <text:p>83</text:p>
          </table:table-cell>
          <table:table-cell table:formula="of:=(([.$A27]*[.D$17])+((100-[.$A27])*[.$B$1]))/100" office:value-type="float" office:value="110" calcext:value-type="float">
            <text:p>110</text:p>
          </table:table-cell>
          <table:table-cell table:formula="of:=(([.$A27]*[.E$17])+((100-[.$A27])*[.$B$1]))/100" office:value-type="float" office:value="128" calcext:value-type="float">
            <text:p>128</text:p>
          </table:table-cell>
          <table:table-cell table:formula="of:=[.F$2]" office:value-type="float" office:value="150" calcext:value-type="float">
            <text:p>150</text:p>
          </table:table-cell>
          <table:table-cell table:style-name="ce42"/>
          <table:table-cell table:style-name="ce50" table:formula="of:=((([.$A27]*[.H$17])+((100-[.$A27])*[.$B$1]))/100)-50" office:value-type="float" office:value="6" calcext:value-type="float">
            <text:p>6</text:p>
          </table:table-cell>
          <table:table-cell table:style-name="ce50" table:formula="of:=((([.$A27]*[.I$17])+((100-[.$A27])*[.$B$1]))/100)-50" office:value-type="float" office:value="33" calcext:value-type="float">
            <text:p>33</text:p>
          </table:table-cell>
          <table:table-cell table:style-name="ce50" table:formula="of:=((([.$A27]*[.J$17])+((100-[.$A27])*[.$B$1]))/100)-50" office:value-type="float" office:value="60" calcext:value-type="float">
            <text:p>60</text:p>
          </table:table-cell>
          <table:table-cell table:style-name="ce50" table:formula="of:=((([.$A27]*[.K$17])+((100-[.$A27])*[.$B$1]))/100)-50" office:value-type="float" office:value="78" calcext:value-type="float">
            <text:p>78</text:p>
          </table:table-cell>
          <table:table-cell table:style-name="ce50" table:formula="of:=[.L$2]" office:value-type="float" office:value="150" calcext:value-type="float">
            <text:p>150</text:p>
          </table:table-cell>
          <table:table-cell table:style-name="ce42" table:number-columns-repeated="1012"/>
        </table:table-row>
        <table:table-row table:style-name="ro1">
          <table:table-cell table:style-name="ce44" office:value-type="float" office:value="100" calcext:value-type="float">
            <text:p>100</text:p>
          </table:table-cell>
          <table:table-cell table:style-name="ce44" table:formula="of:=(([.$A28]*[.B$17])+((100-[.$A28])*[.$B$1]))/100" office:value-type="float" office:value="40" calcext:value-type="float">
            <text:p>40</text:p>
          </table:table-cell>
          <table:table-cell table:style-name="ce44" table:formula="of:=(([.$A28]*[.C$17])+((100-[.$A28])*[.$B$1]))/100" office:value-type="float" office:value="70" calcext:value-type="float">
            <text:p>70</text:p>
          </table:table-cell>
          <table:table-cell table:style-name="ce44" table:formula="of:=(([.$A28]*[.D$17])+((100-[.$A28])*[.$B$1]))/100" office:value-type="float" office:value="100" calcext:value-type="float">
            <text:p>100</text:p>
          </table:table-cell>
          <table:table-cell table:style-name="ce44" table:formula="of:=(([.$A28]*[.E$17])+((100-[.$A28])*[.$B$1]))/100" office:value-type="float" office:value="120" calcext:value-type="float">
            <text:p>120</text:p>
          </table:table-cell>
          <table:table-cell table:style-name="ce44" table:formula="of:=[.F$2]" office:value-type="float" office:value="150" calcext:value-type="float">
            <text:p>150</text:p>
          </table:table-cell>
          <table:table-cell table:style-name="ce46"/>
          <table:table-cell table:style-name="ce51" table:formula="of:=((([.$A28]*[.H$17])+((100-[.$A28])*[.$B$1]))/100)-50" office:value-type="float" office:value="-10" calcext:value-type="float">
            <text:p>-10</text:p>
          </table:table-cell>
          <table:table-cell table:style-name="ce51" table:formula="of:=((([.$A28]*[.I$17])+((100-[.$A28])*[.$B$1]))/100)-50" office:value-type="float" office:value="20" calcext:value-type="float">
            <text:p>20</text:p>
          </table:table-cell>
          <table:table-cell table:style-name="ce51" table:formula="of:=((([.$A28]*[.J$17])+((100-[.$A28])*[.$B$1]))/100)-50" office:value-type="float" office:value="50" calcext:value-type="float">
            <text:p>50</text:p>
          </table:table-cell>
          <table:table-cell table:style-name="ce51" table:formula="of:=((([.$A28]*[.K$17])+((100-[.$A28])*[.$B$1]))/100)-50" office:value-type="float" office:value="70" calcext:value-type="float">
            <text:p>70</text:p>
          </table:table-cell>
          <table:table-cell table:style-name="ce51" table:formula="of:=[.L$2]" office:value-type="float" office:value="150" calcext:value-type="float">
            <text:p>150</text:p>
          </table:table-cell>
          <table:table-cell table:style-name="ce46" table:number-columns-repeated="1012"/>
        </table:table-row>
        <table:table-row table:style-name="ro1" table:number-rows-repeated="6">
          <table:table-cell table:style-name="ce42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L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</calcext:conditional-formats>
      </table:table>
      <table:table table:name="Sheet5" table:style-name="ta1">
        <table:table-column table:style-name="co5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1:57:03.725944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1-26T18:12:38.379313342</dc:date>
    <meta:editing-duration>P1DT23H40M28S</meta:editing-duration>
    <meta:editing-cycles>102</meta:editing-cycles>
    <meta:document-statistic meta:table-count="5" meta:cell-count="1305" meta:object-count="0"/>
  </office:meta>
</office:document-meta>
</file>